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30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3673in"/>
    </style:style>
    <style:style style:name="co5" style:family="table-column">
      <style:table-column-properties fo:break-before="auto" style:column-width="0.2925in"/>
    </style:style>
    <style:style style:name="co6" style:family="table-column">
      <style:table-column-properties fo:break-before="auto" style:column-width="0.4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3" table:default-cell-style-name="Default"/>
        <table:table-column table:style-name="co3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0.06" calcext:value-type="float">
            <text:p>0.06</text:p>
          </table:table-cell>
          <table:table-cell office:value-type="float" office:value="5500" calcext:value-type="float">
            <text:p>5500</text:p>
          </table:table-cell>
          <table:table-cell table:formula="of:=[.B3]/[.C3]" office:value-type="float" office:value="0.0000109090909090909" calcext:value-type="float">
            <text:p>1.09090909090909E-05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0.35" calcext:value-type="float">
            <text:p>0.35</text:p>
          </table:table-cell>
          <table:table-cell office:value-type="float" office:value="29000" calcext:value-type="float">
            <text:p>29000</text:p>
          </table:table-cell>
          <table:table-cell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0.07" calcext:value-type="float">
            <text:p>0.07</text:p>
          </table:table-cell>
          <table:table-cell office:value-type="float" office:value="7500" calcext:value-type="float">
            <text:p>7500</text:p>
          </table:table-cell>
          <table:table-cell table:formula="of:=[.B7]/[.C7]" office:value-type="float" office:value="0.00000933333333333333" calcext:value-type="float">
            <text:p>9.33333333333333E-06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table:number-columns-repeated="3"/>
        </table:table-row>
      </table:table>
      <table:table table:name="2020091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3]*[.C3]" office:value-type="float" office:value="1020" calcext:value-type="float">
            <text:p>10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[.B2]*[.C2]"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table:formula="of:=[.B4]*[.C4]"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9]*[.C9]" office:value-type="float" office:value="3000" calcext:value-type="float">
            <text:p>30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000" calcext:value-type="float">
            <text:p>20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3" calcext:value-type="float">
            <text:p>13</text:p>
          </table:table-cell>
          <table:table-cell table:formula="of:=[.B5]*[.C5]" office:value-type="float" office:value="10400" calcext:value-type="float">
            <text:p>104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3" calcext:value-type="float">
            <text:p>13</text:p>
          </table:table-cell>
          <table:table-cell table:formula="of:=[.B6]*[.C6]" office:value-type="float" office:value="7800" calcext:value-type="float">
            <text:p>78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6500" calcext:value-type="float">
            <text:p>16500</text:p>
          </table:table-cell>
          <table:table-cell table:formula="of:=5500*3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4000" calcext:value-type="float">
            <text:p>4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table:formula="of:=[.B5]*[.C5]"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0" calcext:value-type="float">
            <text:p>5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*2-[.D14]" office:value-type="float" office:value="5500" calcext:value-type="float">
            <text:p>55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table:formula="of:=[.B7]*[.C7]" office:value-type="float" office:value="7200" calcext:value-type="float">
            <text:p>7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3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3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*2-[.D14]" office:value-type="float" office:value="5500" calcext:value-type="float">
            <text:p>55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1600" calcext:value-type="float">
            <text:p>160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*2-[.D14]" office:value-type="float" office:value="5500" calcext:value-type="float">
            <text:p>55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1400" calcext:value-type="float">
            <text:p>1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4]*[.C4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5]*[.C5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7]*[.C7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table:formula="of:=[.B4]*[.C4]" office:value-type="float" office:value="6500" calcext:value-type="float">
            <text:p>65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0]*[.C10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table:formula="of:=[.B1]*[.C1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5]*[.C5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2" table:formula="of:=[.B6]*[.C6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080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1]*[.C1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2"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3]*[.C3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2"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1" calcext:value-type="float">
            <text:p>11</text:p>
          </table:table-cell>
          <table:table-cell table:style-name="ce2" table:formula="of:=[.B5]*[.C5]" office:value-type="float" office:value="8800" calcext:value-type="float">
            <text:p>88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0])" office:value-type="float" office:value="11000" calcext:value-type="float">
            <text:p>11000</text:p>
          </table:table-cell>
          <table:table-cell table:formula="of:=5500*2-[.D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080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table:style-name="ce2" table:formula="of:=[.B1]*[.C1]" office:value-type="float" office:value="8400" calcext:value-type="float">
            <text:p>84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style-name="ce2"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2"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0])" office:value-type="float" office:value="11000" calcext:value-type="float">
            <text:p>11000</text:p>
          </table:table-cell>
          <table:table-cell table:formula="of:=5500*2-[.D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080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5]*[.C5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0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0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3" calcext:value-type="float">
            <text:p>13</text:p>
          </table:table-cell>
          <table:table-cell table:formula="of:=[.B1]*[.C1]" office:value-type="float" office:value="10400" calcext:value-type="float">
            <text:p>104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0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style-name="ce2" table:formula="of:=[.B1]*[.C1]" office:value-type="float" office:value="10800" calcext:value-type="float">
            <text:p>108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5])" office:value-type="float" office:value="11000" calcext:value-type="float">
            <text:p>11000</text:p>
          </table:table-cell>
          <table:table-cell table:formula="of:=5500*2-[.D6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080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table:formula="of:=[.B2]*[.C2]" office:value-type="float" office:value="7200" calcext:value-type="float">
            <text:p>7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80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80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3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0" calcext:value-type="float">
            <text:p>5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3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2]*[.C2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table:formula="of:=[.B4]*[.C4]" office:value-type="float" office:value="6500" calcext:value-type="float">
            <text:p>6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050" calcext:value-type="float">
            <text:p>10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240" calcext:value-type="float">
            <text:p>2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8]*[.C8]" office:value-type="float" office:value="5000" calcext:value-type="float">
            <text:p>5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table:formula="of:=[.B10]*[.C10]" office:value-type="float" office:value="9000" calcext:value-type="float">
            <text:p>9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formula="of:=[.B11]*[.C11]" office:value-type="float" office:value="7200" calcext:value-type="float">
            <text:p>7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29000" calcext:value-type="float">
            <text:p>29000</text:p>
          </table:table-cell>
          <table:table-cell table:formula="of:=290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1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720" calcext:value-type="float">
            <text:p>7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2]*[.C2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3]*[.C3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table:formula="of:=[.B7]*[.C7]" office:value-type="float" office:value="7500" calcext:value-type="float">
            <text:p>7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8]*[.C8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9]*[.C9]" office:value-type="float" office:value="6000" calcext:value-type="float">
            <text:p>6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0]*[.C10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1]*[.C11]" office:value-type="float" office:value="5600" calcext:value-type="float">
            <text:p>5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3" calcext:value-type="float">
            <text:p>13</text:p>
          </table:table-cell>
          <table:table-cell table:formula="of:=[.B1]*[.C1]" office:value-type="float" office:value="6500" calcext:value-type="float">
            <text:p>6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formula="of:=[.B3]*[.C3]" office:value-type="float" office:value="1140" calcext:value-type="float">
            <text:p>11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formula="of:=[.B8]*[.C8]" office:value-type="float" office:value="10800" calcext:value-type="float">
            <text:p>10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10]*[.C10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0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B1]*[.C1]" office:value-type="float" office:value="7500" calcext:value-type="float">
            <text:p>7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2" table:formula="of:=[.B2]*[.C2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B3]*[.C3]" office:value-type="float" office:value="390" calcext:value-type="float">
            <text:p>39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table:style-name="ce2" table:formula="of:=[.B4]*[.C4]" office:value-type="float" office:value="1950" calcext:value-type="float">
            <text:p>19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2" table:formula="of:=[.B5]*[.C5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3" calcext:value-type="float">
            <text:p>13</text:p>
          </table:table-cell>
          <table:table-cell table:style-name="ce2" table:formula="of:=[.B6]*[.C6]" office:value-type="float" office:value="7800" calcext:value-type="float">
            <text:p>7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2" table:formula="of:=[.B7]*[.C7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style-name="ce2"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9]*[.C9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style-name="ce2" table:formula="of:=[.B10]*[.C10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style-name="ce2" table:formula="of:=[.B11]*[.C11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12]*[.C12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70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[.B1]*[.C1]" office:value-type="float" office:value="3500" calcext:value-type="float">
            <text:p>3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style-name="ce2" table:formula="of:=[.B5]*[.C5]" office:value-type="float" office:value="10800" calcext:value-type="float">
            <text:p>10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style-name="ce2" table:formula="of:=[.B6]*[.C6]" office:value-type="float" office:value="6600" calcext:value-type="float">
            <text:p>6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table:style-name="ce2" table:formula="of:=[.B9]*[.C9]" office:value-type="float" office:value="6400" calcext:value-type="float">
            <text:p>6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70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[.B1]*[.C1]" office:value-type="float" office:value="14000" calcext:value-type="float">
            <text:p>14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table:formula="of:=[.B4]*[.C4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2" table:formula="of:=[.B5]*[.C5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2"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style-name="ce2" table:formula="of:=[.B9]*[.C9]" office:value-type="float" office:value="9600" calcext:value-type="float">
            <text:p>9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B1]*[.C1]" office:value-type="float" office:value="9000" calcext:value-type="float">
            <text:p>9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table:style-name="ce2" table:formula="of:=[.B2]*[.C2]" office:value-type="float" office:value="8400" calcext:value-type="float">
            <text:p>8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750" calcext:value-type="float">
            <text:p>7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style-name="ce2" table:formula="of:=[.B8]*[.C8]" office:value-type="float" office:value="6000" calcext:value-type="float">
            <text:p>6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style-name="ce2" table:formula="of:=[.B9]*[.C9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B1]*[.C1]" office:value-type="float" office:value="7000" calcext:value-type="float">
            <text:p>7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style-name="ce2" table:formula="of:=[.B2]*[.C2]" office:value-type="float" office:value="15000" calcext:value-type="float">
            <text:p>15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style-name="ce2" table:formula="of:=[.B4]*[.C4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style-name="ce2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8]*[.C8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style-name="ce2" table:formula="of:=[.B9]*[.C9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style-name="ce2" table:formula="of:=[.B11]*[.C1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2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7" calcext:value-type="float">
            <text:p>17</text:p>
          </table:table-cell>
          <table:table-cell table:formula="of:=[.B1]*[.C1]" office:value-type="float" office:value="8500" calcext:value-type="float">
            <text:p>8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9" calcext:value-type="float">
            <text:p>19</text:p>
          </table:table-cell>
          <table:table-cell table:formula="of:=[.B9]*[.C9]" office:value-type="float" office:value="11400" calcext:value-type="float">
            <text:p>11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2"/>
          <table:table-cell table:style-name="ce2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61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style-name="ce2" table:formula="of:=[.B2]*[.C2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table:style-name="ce2" table:formula="of:=[.B3]*[.C3]" office:value-type="float" office:value="10500" calcext:value-type="float">
            <text:p>10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4]*[.C4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5]*[.C5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9]*[.C9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style-name="ce2" table:formula="of:=[.B10]*[.C10]" office:value-type="float" office:value="5600" calcext:value-type="float">
            <text:p>5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2" table:formula="of:=[.B11]*[.C1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2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B1]*[.C1]" office:value-type="float" office:value="8500" calcext:value-type="float">
            <text:p>8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style-name="ce2" table:formula="of:=[.B2]*[.C2]" office:value-type="float" office:value="9600" calcext:value-type="float">
            <text:p>9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5]*[.C5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6]*[.C6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style-name="ce2" table:formula="of:=[.B8]*[.C8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9]*[.C9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B5]*[.C5]" office:value-type="float" office:value="4000" calcext:value-type="float">
            <text:p>4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6]*[.C6]" office:value-type="float" office:value="7200" calcext:value-type="float">
            <text:p>7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B7]*[.C7]" office:value-type="float" office:value="9000" calcext:value-type="float">
            <text:p>9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9]*[.C9]" office:value-type="float" office:value="4800" calcext:value-type="float">
            <text:p>4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0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灌木、小灌木、大灌木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" calcext:value-type="float">
            <text:p>3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3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3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7" calcext:value-type="float">
            <text:p>7</text:p>
          </table:table-cell>
          <table:table-cell table:formula="of:=[.B3]*[.C3]" office:value-type="float" office:value="210" calcext:value-type="float">
            <text:p>2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2500" calcext:value-type="float">
            <text:p>2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4500" calcext:value-type="float">
            <text:p>4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270" calcext:value-type="float">
            <text:p>2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6" calcext:value-type="float">
            <text:p>16</text:p>
          </table:table-cell>
          <table:table-cell table:formula="of:=[.B1]*[.C1]" office:value-type="float" office:value="960" calcext:value-type="float">
            <text:p>9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240" calcext:value-type="float">
            <text:p>2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]*[.C1]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2" table:formula="of:=[.B3]*[.C3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style-name="ce2" table:formula="of:=[.B5]*[.C5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8])" office:value-type="float" office:value="5500" calcext:value-type="float">
            <text:p>5500</text:p>
          </table:table-cell>
          <table:table-cell table:formula="of:=5500-[.D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50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style-name="ce2" table:formula="of:=[.B3]*[.C3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150" calcext:value-type="float">
            <text:p>15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42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1]*[.C1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2]*[.C2]" office:value-type="float" office:value="1020" calcext:value-type="float">
            <text:p>1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ce2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2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2"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9]*[.C29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2]*[.C2]" office:value-type="float" office:value="3200" calcext:value-type="float">
            <text:p>32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4]*[.C4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蘑菇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1]*[.C1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小树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云杉、小云杉、大云杉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4]*[.C4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8">00/00/0000</text:date>, <text:time style:data-style-name="N2" text:time-value="05:02:00.8077757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6T06:10:04.025910001</meta:creation-date>
    <dc:date>2020-09-18T05:12:19.483724854</dc:date>
    <meta:editing-duration>PT18H41M35S</meta:editing-duration>
    <meta:editing-cycles>199</meta:editing-cycles>
    <meta:generator>LibreOffice/6.4.6.2$Linux_X86_64 LibreOffice_project/40$Build-2</meta:generator>
    <meta:document-statistic meta:table-count="115" meta:cell-count="3989" meta:object-count="0"/>
  </office:meta>
</office:document-meta>
</file>